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pt"/>
    </style:style>
    <style:style style:name="co2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80pt"/>
    </style:style>
    <style:style style:name="co15" style:family="table-column">
      <style:table-column-properties fo:break-before="auto" style:column-width="324.99pt"/>
    </style:style>
    <style:style style:name="co4" style:family="table-column">
      <style:table-column-properties fo:break-before="auto" style:column-width="144pt"/>
    </style:style>
    <style:style style:name="co16" style:family="table-column">
      <style:table-column-properties fo:break-before="auto" style:column-width="108pt"/>
    </style:style>
    <style:style style:name="co17" style:family="table-column">
      <style:table-column-properties fo:break-before="auto" style:column-width="285.59pt"/>
    </style:style>
    <style:style style:name="co18" style:family="table-column">
      <style:table-column-properties fo:break-before="auto" style:column-width="288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327.29pt"/>
    </style:style>
    <style:style style:name="co11" style:family="table-column">
      <style:table-column-properties fo:break-before="auto" style:column-width="371.31pt"/>
    </style:style>
    <style:style style:name="co12" style:family="table-column">
      <style:table-column-properties fo:break-before="auto" style:column-width="394.44pt"/>
    </style:style>
    <style:style style:name="co13" style:family="table-column">
      <style:table-column-properties fo:break-before="auto" style:column-width="366.66pt"/>
    </style:style>
    <style:style style:name="co19" style:family="table-column">
      <style:table-column-properties fo:break-before="auto" style:column-width="302.4pt"/>
    </style:style>
    <style:style style:name="co20" style:family="table-column">
      <style:table-column-properties fo:break-before="auto" style:column-width="182.95pt"/>
    </style:style>
    <style:style style:name="co21" style:family="table-column">
      <style:table-column-properties fo:break-before="auto" style:column-width="361.25pt"/>
    </style:style>
    <style:style style:name="co22" style:family="table-column">
      <style:table-column-properties fo:break-before="auto" style:column-width="176.74pt"/>
    </style:style>
    <style:style style:name="co23" style:family="table-column">
      <style:table-column-properties fo:break-before="auto" style:column-width="345.0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00ff66"/>
    </style:style>
    <style:style style:name="ta4" style:family="table" style:master-page-name="Default">
      <style:table-properties table:display="true" style:writing-mode="lr-tb" tableooo:tab-color="#99ffff"/>
    </style:style>
    <style:style style:name="ta5" style:family="table" style:master-page-name="Default">
      <style:table-properties table:display="true" style:writing-mode="lr-tb" tableooo:tab-color="#9933ff"/>
    </style:style>
    <style:style style:name="ta6" style:family="table" style:master-page-name="Default">
      <style:table-properties table:display="true" style:writing-mode="lr-tb" tableooo:tab-color="#ff9999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fo:background-color="#ffcc00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fo:background-color="#b2b2b2"/>
      <style:text-properties style:text-position=""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66"/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ackground-color="#99ffff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#ff9999"/>
      <style:text-properties style:text-position="" fo:font-size="14pt" style:font-size-asian="14pt" style:font-size-complex="14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style:font-name="Liberation Sans" fo:font-size="14pt" style:font-name-asian="Noto Sans CJK SC Regular" style:font-size-asian="14pt" style:font-name-complex="FreeSans" style:font-size-complex="14pt"/>
    </style:style>
    <style:style style:name="ce8" style:family="table-cell" style:parent-style-name="Default">
      <style:table-cell-properties fo:background-color="#cc66ff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fo:background-color="#ccff66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23" style:family="table-cell" style:parent-style-name="Default">
      <style:text-properties fo:font-size="14pt" style:font-size-asian="14pt" style:font-size-complex="14pt"/>
    </style:style>
    <style:style style:name="ce24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25" style:family="table-cell" style:parent-style-name="Default">
      <style:table-cell-properties fo:background-color="#cc66ff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ccff66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cc00"/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b2b2b2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4">
      <style:table-cell-properties fo:background-color="transparent"/>
      <style:text-properties fo:font-size="14pt" style:font-size-asian="14pt" style:font-size-complex="14pt"/>
    </style:style>
    <style:style style:name="ce32" style:family="table-cell" style:parent-style-name="Default" style:data-style-name="N4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1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BUNDLES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ARTS</text:p>
          </table:table-cell>
          <table:table-cell table:style-name="ce1" office:value-type="string" calcext:value-type="string">
            <text:p>SESSION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ductId</text:p>
          </table:table-cell>
          <table:table-cell table:style-name="ce5" office:value-type="string" calcext:value-type="string">
            <text:p>optionId</text:p>
          </table:table-cell>
          <table:table-cell table:style-name="ce8" office:value-type="string" calcext:value-type="string">
            <text:p>bundleId</text:p>
          </table:table-cell>
          <table:table-cell table:style-name="ce9" office:value-type="string" calcext:value-type="string">
            <text:p>userEmail</text:p>
          </table:table-cell>
          <table:table-cell table:style-name="ce4" office:value-type="string" calcext:value-type="string">
            <text:p>categoryId</text:p>
          </table:table-cell>
          <table:table-cell table:style-name="ce10" office:value-type="string" calcext:value-type="string">
            <text:p>orderId</text:p>
          </table:table-cell>
          <table:table-cell table:style-name="ce12" office:value-type="string" calcext:value-type="string">
            <text:p>cartElementId</text:p>
          </table:table-cell>
          <table:table-cell table:style-name="ce11" office:value-type="string" calcext:value-type="string">
            <text:p>sessionId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productName</text:p>
          </table:table-cell>
          <table:table-cell table:style-name="ce3" office:value-type="string" calcext:value-type="string">
            <text:p>optionName</text:p>
          </table:table-cell>
          <table:table-cell table:style-name="ce2" office:value-type="string" calcext:value-type="string">
            <text:p>productId1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categoryName</text:p>
          </table:table-cell>
          <table:table-cell table:style-name="ce11" office:value-type="string" calcext:value-type="string">
            <text:p>sessionId</text:p>
          </table:table-cell>
          <table:table-cell table:style-name="ce10" office:value-type="string" calcext:value-type="string">
            <text:p>orderId</text:p>
          </table:table-cell>
          <table:table-cell table:style-name="ce9" office:value-type="string" calcext:value-type="string">
            <text:p>userEmail</text:p>
          </table:table-cell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productCategoryId</text:p>
          </table:table-cell>
          <table:table-cell office:value-type="string" calcext:value-type="string">
            <text:p>optionImage1</text:p>
          </table:table-cell>
          <table:table-cell table:style-name="ce2" office:value-type="string" calcext:value-type="string">
            <text:p>productId2</text:p>
          </table:table-cell>
          <table:table-cell table:style-name="ce3" office:value-type="string" calcext:value-type="string">
            <text:p>userLastName</text:p>
          </table:table-cell>
          <table:table-cell/>
          <table:table-cell office:value-type="string" calcext:value-type="string">
            <text:p>checkedOut</text:p>
          </table:table-cell>
          <table:table-cell table:style-name="ce2" office:value-type="string" calcext:value-type="string">
            <text:p>productId</text:p>
          </table:table-cell>
          <table:table-cell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optionId1</text:p>
          </table:table-cell>
          <table:table-cell table:style-name="ce3" office:value-type="string" calcext:value-type="string">
            <text:p>optionImage2</text:p>
          </table:table-cell>
          <table:table-cell table:style-name="ce2" office:value-type="string" calcext:value-type="string">
            <text:p>productId3</text:p>
          </table:table-cell>
          <table:table-cell table:style-name="ce3" office:value-type="string" calcext:value-type="string">
            <text:p>userAddress1</text:p>
          </table:table-cell>
          <table:table-cell table:number-columns-repeated="2"/>
          <table:table-cell table:style-name="ce5" office:value-type="string" calcext:value-type="string">
            <text:p>optionI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ptionId2</text:p>
          </table:table-cell>
          <table:table-cell office:value-type="string" calcext:value-type="string">
            <text:p>optionImage3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userAddress2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ptionId3</text:p>
          </table:table-cell>
          <table:table-cell table:style-name="ce3" office:value-type="string" calcext:value-type="string">
            <text:p>optionImage4</text:p>
          </table:table-cell>
          <table:table-cell table:style-name="ce3"/>
          <table:table-cell table:number-columns-repeated="3"/>
          <table:table-cell office:value-type="string" calcext:value-type="string">
            <text:p>discoun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optionId4</text:p>
          </table:table-cell>
          <table:table-cell office:value-type="string" calcext:value-type="string">
            <text:p>optionImage5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5" office:value-type="string" calcext:value-type="string">
            <text:p>optionId5</text:p>
          </table:table-cell>
          <table:table-cell table:style-name="ce3" office:value-type="string" calcext:value-type="string">
            <text:p>optionDimension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5" office:value-type="string" calcext:value-type="string">
            <text:p>optionId6</text:p>
          </table:table-cell>
          <table:table-cell office:value-type="string" calcext:value-type="string">
            <text:p>optionWeight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ptionId7</text:p>
          </table:table-cell>
          <table:table-cell table:style-name="ce7" office:value-type="string" calcext:value-type="string">
            <text:p>optionMaterial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ptionId8</text:p>
          </table:table-cell>
          <table:table-cell table:style-name="ce7" office:value-type="string" calcext:value-type="string">
            <text:p>optionInput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optionOutput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6">
        <table:table-column table:style-name="co9" table:default-cell-style-name="ce23"/>
        <table:table-column table:style-name="co4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9" table:number-columns-repeated="2" table:default-cell-style-name="ce23"/>
        <table:table-column table:style-name="co20" table:default-cell-style-name="ce23"/>
        <table:table-column table:style-name="co4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14" table:default-cell-style-name="ce32"/>
        <table:table-column table:style-name="co4" table:number-columns-repeated="1007" table:default-cell-style-name="ce23"/>
        <table:table-column table:style-name="co4" table:number-columns-repeated="2" table:default-cell-style-name="Default"/>
        <table:table-row table:style-name="ro1">
          <table:table-cell table:style-name="ce22" office:value-type="string" calcext:value-type="string">
            <text:p>optionId</text:p>
          </table:table-cell>
          <table:table-cell table:style-name="ce20" office:value-type="string" calcext:value-type="string">
            <text:p>optionName</text:p>
          </table:table-cell>
          <table:table-cell table:style-name="ce20" office:value-type="string" calcext:value-type="string">
            <text:p>optionImageColor</text:p>
          </table:table-cell>
          <table:table-cell table:style-name="ce20" office:value-type="string" calcext:value-type="string">
            <text:p>optionImageIcon</text:p>
          </table:table-cell>
          <table:table-cell office:value-type="string" calcext:value-type="string">
            <text:p>optionImage1</text:p>
          </table:table-cell>
          <table:table-cell table:style-name="ce20" office:value-type="string" calcext:value-type="string">
            <text:p>optionImage2</text:p>
          </table:table-cell>
          <table:table-cell office:value-type="string" calcext:value-type="string">
            <text:p>optionImage3</text:p>
          </table:table-cell>
          <table:table-cell office:value-type="string" calcext:value-type="string">
            <text:p>optionImage4</text:p>
          </table:table-cell>
          <table:table-cell office:value-type="string" calcext:value-type="string">
            <text:p>optionImage5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31" office:value-type="string" calcext:value-type="string">
            <text:p>optionPrice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/oneplus3t/3t.png</text:p>
          </table:table-cell>
          <table:table-cell office:value-type="string" calcext:value-type="string">
            <text:p>/oneplus3t/3t-back.png</text:p>
          </table:table-cell>
          <table:table-cell table:number-columns-repeated="3"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24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/oneplus3t/3t-gold.png</text:p>
          </table:table-cell>
          <table:table-cell office:value-type="string" calcext:value-type="string">
            <text:p>/oneplus3t/3t-back.png</text:p>
          </table:table-cell>
          <table:table-cell table:number-columns-repeated="3"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24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.0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3t-protective-case/sandstone/back.png</text:p>
          </table:table-cell>
          <table:table-cell office:value-type="string" calcext:value-type="string">
            <text:p>/cases/3t-protective-case/sandstone/back-side-left.png</text:p>
          </table:table-cell>
          <table:table-cell office:value-type="string" calcext:value-type="string">
            <text:p>/cases/protective-case/sandstone/back-side-right.png</text:p>
          </table:table-cell>
          <table:table-cell office:value-type="string" calcext:value-type="string">
            <text:p>/cases/protective-case/sandstone/front.png</text:p>
          </table:table-cell>
          <table:table-cell office:value-type="string" calcext:value-type="string">
            <text:p>/cases/protective-case/sandstone/side.png</text:p>
          </table:table-cell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protective-case/bamboo/iconbg.jpg</text:p>
          </table:table-cell>
          <table:table-cell office:value-type="string" calcext:value-type="string">
            <text:p>/cases/3t-protective-case/bamboo/back.png</text:p>
          </table:table-cell>
          <table:table-cell office:value-type="string" calcext:value-type="string">
            <text:p>/cases/3t-protective-case/bamboo/back-side-left.png</text:p>
          </table:table-cell>
          <table:table-cell office:value-type="string" calcext:value-type="string">
            <text:p>/cases/protective-case/bamboo/back-side-right.png</text:p>
          </table:table-cell>
          <table:table-cell office:value-type="string" calcext:value-type="string">
            <text:p>/cases/protective-case/bamboo/front.png</text:p>
          </table:table-cell>
          <table:table-cell office:value-type="string" calcext:value-type="string">
            <text:p>/cases/protective-case/bamboo/side.pn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protective-case/ebony-wood/iconbg.jpg</text:p>
          </table:table-cell>
          <table:table-cell office:value-type="string" calcext:value-type="string">
            <text:p>/cases/3t-protective-case/ebony-wood/back.png</text:p>
          </table:table-cell>
          <table:table-cell office:value-type="string" calcext:value-type="string">
            <text:p>/cases/3t-protective-case/ebony-wood/back-side-left.png</text:p>
          </table:table-cell>
          <table:table-cell office:value-type="string" calcext:value-type="string">
            <text:p>/cases/protective-case/ebony-wood/back-side-right.png</text:p>
          </table:table-cell>
          <table:table-cell office:value-type="string" calcext:value-type="string">
            <text:p>/cases/protective-case/ebony-wood/front.png</text:p>
          </table:table-cell>
          <table:table-cell office:value-type="string" calcext:value-type="string">
            <text:p>/cases/protective-case/ebony-wood/side.pn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protective-case/karbon/iconbg.jpg</text:p>
          </table:table-cell>
          <table:table-cell office:value-type="string" calcext:value-type="string">
            <text:p>/cases/3t-protective-case/karbon/back.png</text:p>
          </table:table-cell>
          <table:table-cell office:value-type="string" calcext:value-type="string">
            <text:p>/cases/3t-protective-case/karbon/back-side-left.png</text:p>
          </table:table-cell>
          <table:table-cell office:value-type="string" calcext:value-type="string">
            <text:p>/cases/protective-case/karbon/back-side-right.png</text:p>
          </table:table-cell>
          <table:table-cell office:value-type="string" calcext:value-type="string">
            <text:p>/cases/protective-case/karbon/front.png</text:p>
          </table:table-cell>
          <table:table-cell office:value-type="string" calcext:value-type="string">
            <text:p>/cases/protective-case/karbon/side.pn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protective-case/rosewood/iconbg.jpg</text:p>
          </table:table-cell>
          <table:table-cell office:value-type="string" calcext:value-type="string">
            <text:p>/cases/3t-protective-case/rosewood/back.png</text:p>
          </table:table-cell>
          <table:table-cell office:value-type="string" calcext:value-type="string">
            <text:p>/cases/3t-protective-case/rosewood/back-side-left.png</text:p>
          </table:table-cell>
          <table:table-cell office:value-type="string" calcext:value-type="string">
            <text:p>/cases/protective-case/rosewood/back-side-right.png</text:p>
          </table:table-cell>
          <table:table-cell office:value-type="string" calcext:value-type="string">
            <text:p>/cases/protective-case/rosewood/front.png</text:p>
          </table:table-cell>
          <table:table-cell office:value-type="string" calcext:value-type="string">
            <text:p>/cases/protective-case/rosewood/side.pn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3t-flipcover/black/back.png</text:p>
          </table:table-cell>
          <table:table-cell table:style-name="ce24" office:value-type="string" calcext:value-type="string">
            <text:p>/cases/3t-flipcover/black/front.png</text:p>
          </table:table-cell>
          <table:table-cell table:style-name="ce24" office:value-type="string" calcext:value-type="string">
            <text:p>/cases/flip-cover/black/side.png</text:p>
          </table:table-cell>
          <table:table-cell table:number-columns-repeated="2"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/cases/3t-flipcover/gray/back.png</text:p>
          </table:table-cell>
          <table:table-cell table:style-name="ce24" office:value-type="string" calcext:value-type="string">
            <text:p>/cases/3t-flipcover/gray/front.png</text:p>
          </table:table-cell>
          <table:table-cell table:style-name="ce24" office:value-type="string" calcext:value-type="string">
            <text:p>/cases/flip-cover/gray/side.png</text:p>
          </table:table-cell>
          <table:table-cell table:number-columns-repeated="2"/>
          <table:table-cell office:value-type="string" calcext:value-type="string">
            <text:p>155 x 78.5 x13mm</text:p>
          </table:table-cell>
          <table:table-cell table:style-name="ce24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/cases/3t-otterbox/cardinal-red/back.png</text:p>
          </table:table-cell>
          <table:table-cell office:value-type="string" calcext:value-type="string">
            <text:p>/cases/3t-otterbox/cardinal-red/back-front.png</text:p>
          </table:table-cell>
          <table:table-cell table:style-name="ce24" office:value-type="string" calcext:value-type="string">
            <text:p>/cases/3t-otterbox/cardinal-red/front.png</text:p>
          </table:table-cell>
          <table:table-cell table:number-columns-repeated="2"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3t-otterbox/dark-matter/back.png</text:p>
          </table:table-cell>
          <table:table-cell office:value-type="string" calcext:value-type="string">
            <text:p>/cases/3t-otterbox/dark-matter/back-front.png</text:p>
          </table:table-cell>
          <table:table-cell table:style-name="ce24" office:value-type="string" calcext:value-type="string">
            <text:p>/cases/3t-otterbox/dark-matter/front.png</text:p>
          </table:table-cell>
          <table:table-cell table:number-columns-repeated="2"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3t-otterbox/saharan-white/back.png</text:p>
          </table:table-cell>
          <table:table-cell office:value-type="string" calcext:value-type="string">
            <text:p>/cases/3t-otterbox/saharan-white/back-front.png</text:p>
          </table:table-cell>
          <table:table-cell table:style-name="ce24" office:value-type="string" calcext:value-type="string">
            <text:p>/cases/3t-otterbox/saharan-white/front.png</text:p>
          </table:table-cell>
          <table:table-cell table:number-columns-repeated="2"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/cases/2-styleswap/bamboo/back.png</text:p>
          </table:table-cell>
          <table:table-cell table:number-columns-repeated="4"/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table:style-name="ce24" office:value-type="string" calcext:value-type="string">
            <text:p>/cases/2-styleswap/black-apricot/back.jpg</text:p>
          </table:table-cell>
          <table:table-cell table:number-columns-repeated="4"/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table:style-name="ce24" office:value-type="string" calcext:value-type="string">
            <text:p>/cases/2-styleswap/karbon/back.jpg</text:p>
          </table:table-cell>
          <table:table-cell table:number-columns-repeated="4"/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table:style-name="ce24" office:value-type="string" calcext:value-type="string">
            <text:p>/cases/2-styleswap/rosewood/back.jpg</text:p>
          </table:table-cell>
          <table:table-cell table:number-columns-repeated="4"/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/cases/2-flipcover/black/black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24" office:value-type="string" calcext:value-type="string">
            <text:p>/cases/2-flipcover/white/white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table:style-name="ce24" office:value-type="string" calcext:value-type="string">
            <text:p>/cases/2-flipcover/gray/gray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table:style-name="ce24" office:value-type="string" calcext:value-type="string">
            <text:p>/cases/2-flipcover/blue/blue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table:style-name="ce24" office:value-type="string" calcext:value-type="string">
            <text:p>/cases/2-flipcovery/yellow/yellow-front.png</text:p>
          </table:table-cell>
          <table:table-cell table:number-columns-repeated="4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/cases/2-siliconecase/red/red-back.png</text:p>
          </table:table-cell>
          <table:table-cell table:number-columns-repeated="4"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2-siliconecase/white/white-back.png</text:p>
          </table:table-cell>
          <table:table-cell table:number-columns-repeated="4"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/cases/2-siliconecase/blue/blue-back.png</text:p>
          </table:table-cell>
          <table:table-cell table:number-columns-repeated="4"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x-protective-case/sandstone/sandstone-back.png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table:style-name="ce24" office:value-type="string" calcext:value-type="string">
            <text:p>/cases/x-protective-case/karbon/rosewood-back.png</text:p>
          </table:table-cell>
          <table:table-cell table:number-columns-repeated="4"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x-flipcover/black/black-front.png</text:p>
          </table:table-cell>
          <table:table-cell table:number-columns-repeated="4"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x-flipcover/white/white-front.png</text:p>
          </table:table-cell>
          <table:table-cell table:number-columns-repeated="4"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/cases/x-flipcover/orange/orange-front.png</text:p>
          </table:table-cell>
          <table:table-cell table:number-columns-repeated="4"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/cases/x-flipcover/gray/gray-front.png</text:p>
          </table:table-cell>
          <table:table-cell table:number-columns-repeated="4"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/cases/x-silicone/red/red-back.png</text:p>
          </table:table-cell>
          <table:table-cell table:number-columns-repeated="4"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x-silicone/black/black-back.png</text:p>
          </table:table-cell>
          <table:table-cell table:number-columns-repeated="4"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x-silicone/white/white-back.png</text:p>
          </table:table-cell>
          <table:table-cell table:number-columns-repeated="4"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/cases/x-silicone/blue/blue-back.png</text:p>
          </table:table-cell>
          <table:table-cell table:number-columns-repeated="4"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/cases/x-translucent/clear/clear-back.png</text:p>
          </table:table-cell>
          <table:table-cell table:number-columns-repeated="4"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/cases/x-translucent/gray/gray-back.png</text:p>
          </table:table-cell>
          <table:table-cell table:number-columns-repeated="4"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/>
          <table:table-cell office:value-type="string" calcext:value-type="string">
            <text:p>/cases/x-hard-graft-case/ocean/ocean-front.png</text:p>
          </table:table-cell>
          <table:table-cell office:value-type="string" calcext:value-type="string">
            <text:p>/cases/x-hard-graft-case/ocean/ocean-back.png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4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/>
          <table:table-cell office:value-type="string" calcext:value-type="string">
            <text:p>/cases/x-hard-graft-case/ocean/neutral-front.png</text:p>
          </table:table-cell>
          <table:table-cell office:value-type="string" calcext:value-type="string">
            <text:p>/cases/x-hard-graft-case/ocean/neutral-back.png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4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powerbank-silicone/black/black-front.png</text:p>
          </table:table-cell>
          <table:table-cell table:number-columns-repeated="4"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cases/powerbank-silicone/white/white-front.png</text:p>
          </table:table-cell>
          <table:table-cell table:number-columns-repeated="4"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/cases/powerbank-silicone/green/green-front.png</text:p>
          </table:table-cell>
          <table:table-cell table:number-columns-repeated="4"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/cases/powerbank-silicone/blue/blue-front.png</text:p>
          </table:table-cell>
          <table:table-cell table:number-columns-repeated="4"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0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cases/iphone6-6s-case/sandstone/back.png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3"/>
          <table:table-cell table:number-columns-repeated="2" table:style-name="ce24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/screen-protectors/3-3t-curved-glass/black/box.png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3"/>
          <table:table-cell table:style-name="ce24" office:value-type="string" calcext:value-type="string">
            <text:p>149.6 x 71.5 x 0.6mm</text:p>
          </table:table-cell>
          <table:table-cell table:style-name="ce24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screen-protectors/3-3t-curved-glass/white/box.png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3"/>
          <table:table-cell table:style-name="ce24" office:value-type="string" calcext:value-type="string">
            <text:p>149.6 x 71.5 x 0.6mm</text:p>
          </table:table-cell>
          <table:table-cell table:style-name="ce24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/screen-protectors/3-3t-glass/box.png</text:p>
          </table:table-cell>
          <table:table-cell office:value-type="string" calcext:value-type="string">
            <text:p>/screen-protectors/3-3t-glass/front.png</text:p>
          </table:table-cell>
          <table:table-cell office:value-type="string" calcext:value-type="string">
            <text:p>/screen-protectors/3-3t-glass/front-side-right.png</text:p>
          </table:table-cell>
          <table:table-cell office:value-type="string" calcext:value-type="string">
            <text:p>/screen-protectors/3-3t-glass/front-side-horizontal.png</text:p>
          </table:table-cell>
          <table:table-cell/>
          <table:table-cell table:style-name="ce24" office:value-type="string" calcext:value-type="string">
            <text:p>144 x 66.2 x 0.45mm</text:p>
          </table:table-cell>
          <table:table-cell table:style-name="ce24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/screen-protectors/2-premium/box.png</text:p>
          </table:table-cell>
          <table:table-cell table:number-columns-repeated="4"/>
          <table:table-cell table:style-name="ce24" office:value-type="string" calcext:value-type="string">
            <text:p>148.8 x 71.9 x 0.15mm</text:p>
          </table:table-cell>
          <table:table-cell table:style-name="ce24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/screen-protectors/x-glass/box.png</text:p>
          </table:table-cell>
          <table:table-cell table:number-columns-repeated="4"/>
          <table:table-cell table:style-name="ce24" office:value-type="string" calcext:value-type="string">
            <text:p>132.5 x 62 x 0.2mm</text:p>
          </table:table-cell>
          <table:table-cell table:style-name="ce24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/screen-protectors/x-premium/box.png</text:p>
          </table:table-cell>
          <table:table-cell table:number-columns-repeated="4"/>
          <table:table-cell table:style-name="ce24" office:value-type="string" calcext:value-type="string">
            <text:p>132.5 x 62 x 0.15mm</text:p>
          </table:table-cell>
          <table:table-cell table:style-name="ce24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/chargers/dash-power-adapter/front.png</text:p>
          </table:table-cell>
          <table:table-cell table:number-columns-repeated="4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4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/chargers/dash-power-adapter/front.png</text:p>
          </table:table-cell>
          <table:table-cell table:number-columns-repeated="4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/cables/dash-cable/100/side.png</text:p>
          </table:table-cell>
          <table:table-cell table:number-columns-repeated="4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0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/cables/dash-cable/150/side.png</text:p>
          </table:table-cell>
          <table:table-cell table:number-columns-repeated="4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/cables/c-otg/side-stretched.png</text:p>
          </table:table-cell>
          <table:table-cell office:value-type="string" calcext:value-type="string">
            <text:p>/cables/c-otg/side-curled.png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/chargers/dash-car-charger/side-right.png</text:p>
          </table:table-cell>
          <table:table-cell table:style-name="ce24" office:value-type="string" calcext:value-type="string">
            <text:p>/chargers/dash-car-charger/top-down.png</text:p>
          </table:table-cell>
          <table:table-cell table:style-name="ce24" office:value-type="string" calcext:value-type="string">
            <text:p>/chargers/dash-car-charger/included-cable.png</text:p>
          </table:table-cell>
          <table:table-cell table:number-columns-repeated="4"/>
          <table:table-cell table:style-name="ce24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0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/cables/micro-usb/150/side.png</text:p>
          </table:table-cell>
          <table:table-cell table:number-columns-repeated="4"/>
          <table:table-cell office:value-type="string" calcext:value-type="string">
            <text:p>150cm long</text:p>
          </table:table-cell>
          <table:table-cell/>
          <table:table-cell table:style-name="ce24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0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/cables/micro-usb-otg/side-curled.png</text:p>
          </table:table-cell>
          <table:table-cell table:number-columns-repeated="4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0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/chargers/usb-power-adapter/side.png</text:p>
          </table:table-cell>
          <table:table-cell table:number-columns-repeated="4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0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lack</text:p>
          </table:table-cell>
          <table:table-cell table:style-name="ce24" office:value-type="string" calcext:value-type="string">
            <text:p>#333333</text:p>
          </table:table-cell>
          <table:table-cell/>
          <table:table-cell office:value-type="string" calcext:value-type="string">
            <text:p>/power-banks/oneplus-power-bank/black/front.png</text:p>
          </table:table-cell>
          <table:table-cell table:number-columns-repeated="4"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power-banks/oneplus-power-bank/white/front.png</text:p>
          </table:table-cell>
          <table:table-cell table:number-columns-repeated="4"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.00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lack</text:p>
          </table:table-cell>
          <table:table-cell table:style-name="ce24" office:value-type="string" calcext:value-type="string">
            <text:p>#333333</text:p>
          </table:table-cell>
          <table:table-cell/>
          <table:table-cell office:value-type="string" calcext:value-type="string">
            <text:p>/audio/bullets-v2/black/front.png</text:p>
          </table:table-cell>
          <table:table-cell table:number-columns-repeated="4"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/audio/bullets-v2/white/front.png</text:p>
          </table:table-cell>
          <table:table-cell table:number-columns-repeated="4"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0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office:value-type="string" calcext:value-type="string">
            <text:p>/audio/icons/gold/front.png</text:p>
          </table:table-cell>
          <table:table-cell table:number-columns-repeated="4"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0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office:value-type="string" calcext:value-type="string">
            <text:p>/audio/icons/graphite/front.png</text:p>
          </table:table-cell>
          <table:table-cell table:number-columns-repeated="4"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0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/gear/oneplus-travel-backpack/side-left.png</text:p>
          </table:table-cell>
          <table:table-cell table:style-name="ce24" office:value-type="string" calcext:value-type="string">
            <text:p>/gear/oneplus-travel-backpack/front.png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2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0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lack</text:p>
          </table:table-cell>
          <table:table-cell table:style-name="ce24" office:value-type="string" calcext:value-type="string">
            <text:p>#333333</text:p>
          </table:table-cell>
          <table:table-cell/>
          <table:table-cell office:value-type="string" calcext:value-type="string">
            <text:p>/gear/oneplus-travel-messenger/black/side-left.png</text:p>
          </table:table-cell>
          <table:table-cell table:number-columns-repeated="4"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0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/gear/oneplus-travel-messenger/blue-gray/side-left.png</text:p>
          </table:table-cell>
          <table:table-cell table:number-columns-repeated="4"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number-columns-repeated="100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/gear/oneplus-leather-messenger/side-left.png</text:p>
          </table:table-cell>
          <table:table-cell table:style-name="ce24" office:value-type="string" calcext:value-type="string">
            <text:p>/gear/oneplus-leather-messenger/side.png</text:p>
          </table:table-cell>
          <table:table-cell table:style-name="ce24" office:value-type="string" calcext:value-type="string">
            <text:p>/gear/oneplus-leather-messenger/back.png</text:p>
          </table:table-cell>
          <table:table-cell table:number-columns-repeated="2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number-columns-repeated="100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XS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X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XX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X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5XL</text:p>
          </table:table-cell>
          <table:table-cell table:number-columns-repeated="2"/>
          <table:table-cell office:value-type="string" calcext:value-type="string">
            <text:p>/gear/oneplus-ns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style-name="ce24"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X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XX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X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5XL</text:p>
          </table:table-cell>
          <table:table-cell table:number-columns-repeated="2"/>
          <table:table-cell office:value-type="string" calcext:value-type="string">
            <text:p>/gear/oneplus-dash-tshirt/front.png</text:p>
          </table:table-cell>
          <table:table-cell table:number-columns-repeated="4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number-columns-repeated="100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/oneplus3t/3t</text:p>
          </table:table-cell>
          <table:table-cell office:value-type="string" calcext:value-type="string">
            <text:p>/oneplus3t/3t-back</text:p>
          </table:table-cell>
          <table:table-cell table:number-columns-repeated="3"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24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/oneplus3t/3t-gold</text:p>
          </table:table-cell>
          <table:table-cell office:value-type="string" calcext:value-type="string">
            <text:p>/oneplus3t/3t-back</text:p>
          </table:table-cell>
          <table:table-cell table:number-columns-repeated="3"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24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.00</text:p>
          </table:table-cell>
          <table:table-cell table:number-columns-repeated="1009"/>
        </table:table-row>
        <table:table-row table:style-name="ro1" table:number-rows-repeated="104847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s" table:style-name="ta3">
        <table:table-column table:style-name="co14" table:default-cell-style-name="ce6"/>
        <table:table-column table:style-name="co15" table:default-cell-style-name="ce6"/>
        <table:table-column table:style-name="co14" table:number-columns-repeated="1020" table:default-cell-style-name="ce6"/>
        <table:table-column table:style-name="co14" table:number-columns-repeated="2" table:default-cell-style-name="Default"/>
        <table:table-row table:style-name="ro1">
          <table:table-cell table:style-name="ce2" office:value-type="string" calcext:value-type="string">
            <text:p>productId</text:p>
          </table:table-cell>
          <table:table-cell table:style-name="ce3" office:value-type="string" calcext:value-type="string">
            <text:p>productName</text:p>
          </table:table-cell>
          <table:table-cell table:style-name="ce4" office:value-type="string" calcext:value-type="string">
            <text:p>categoryId</text:p>
          </table:table-cell>
          <table:table-cell office:value-type="string" calcext:value-type="string">
            <text:p>optionId1</text:p>
          </table:table-cell>
          <table:table-cell office:value-type="string" calcext:value-type="string">
            <text:p>optionId2</text:p>
          </table:table-cell>
          <table:table-cell office:value-type="string" calcext:value-type="string">
            <text:p>optionId3</text:p>
          </table:table-cell>
          <table:table-cell office:value-type="string" calcext:value-type="string">
            <text:p>optionId4</text:p>
          </table:table-cell>
          <table:table-cell office:value-type="string" calcext:value-type="string">
            <text:p>optionId5</text:p>
          </table:table-cell>
          <table:table-cell office:value-type="string" calcext:value-type="string">
            <text:p>optionId6</text:p>
          </table:table-cell>
          <table:table-cell office:value-type="string" calcext:value-type="string">
            <text:p>optionId7</text:p>
          </table:table-cell>
          <table:table-cell office:value-type="string" calcext:value-type="string">
            <text:p>optionId8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OnePlus3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4">
        <table:table-column table:style-name="co4" table:number-columns-repeated="8" table:default-cell-style-name="ce6"/>
        <table:table-column table:style-name="co2" table:number-columns-repeated="1015" table:default-cell-style-name="ce6"/>
        <table:table-row table:style-name="ro1">
          <table:table-cell table:style-name="ce4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undles" table:style-name="ta5">
        <table:table-column table:style-name="co16" table:default-cell-style-name="ce6"/>
        <table:table-column table:style-name="co17" table:default-cell-style-name="ce6"/>
        <table:table-column table:style-name="co16" table:number-columns-repeated="8" table:default-cell-style-name="ce6"/>
        <table:table-column table:style-name="co18" table:number-columns-repeated="5" table:default-cell-style-name="ce6"/>
        <table:table-column table:style-name="co16" table:default-cell-style-name="ce6"/>
        <table:table-column table:style-name="co4" table:number-columns-repeated="1007" table:default-cell-style-name="ce6"/>
        <table:table-column table:style-name="co4" table:default-cell-style-name="Default"/>
        <table:table-row table:style-name="ro1">
          <table:table-cell table:style-name="ce8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ategory3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productId3</text:p>
          </table:table-cell>
          <table:table-cell office:value-type="string" calcext:value-type="string">
            <text:p>productId4</text:p>
          </table:table-cell>
          <table:table-cell office:value-type="string" calcext:value-type="string">
            <text:p>productId5</text:p>
          </table:table-cell>
          <table:table-cell office:value-type="string" calcext:value-type="string">
            <text:p>image1</text:p>
          </table:table-cell>
          <table:table-cell office:value-type="string" calcext:value-type="string">
            <text:p>image2</text:p>
          </table:table-cell>
          <table:table-cell office:value-type="string" calcext:value-type="string">
            <text:p>image3</text:p>
          </table:table-cell>
          <table:table-cell office:value-type="string" calcext:value-type="string">
            <text:p>image4</text:p>
          </table:table-cell>
          <table:table-cell office:value-type="string" calcext:value-type="string">
            <text:p>image5</text:p>
          </table:table-cell>
          <table:table-cell office:value-type="string" calcext:value-type="string">
            <text:p>discount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bundles/go-big-go-home/black-apricot.png</text:p>
          </table:table-cell>
          <table:table-cell office:value-type="string" calcext:value-type="string">
            <text:p>/bundles/go-big-go-home/ebony-wood.png</text:p>
          </table:table-cell>
          <table:table-cell office:value-type="string" calcext:value-type="string">
            <text:p>/bundles/go-big-go-home/karbon.png</text:p>
          </table:table-cell>
          <table:table-cell office:value-type="string" calcext:value-type="string">
            <text:p>/bundles/go-big-go-home/rosewood.png</text:p>
          </table:table-cell>
          <table:table-cell office:value-type="string" calcext:value-type="string">
            <text:p>/bundles/go-big-go-home/sandstone.png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/bundles/essentials/black-apricot.png</text:p>
          </table:table-cell>
          <table:table-cell office:value-type="string" calcext:value-type="string">
            <text:p>/bundles/essentials/ebony-wood.png</text:p>
          </table:table-cell>
          <table:table-cell office:value-type="string" calcext:value-type="string">
            <text:p>/bundles/essentials/karbon.png</text:p>
          </table:table-cell>
          <table:table-cell office:value-type="string" calcext:value-type="string">
            <text:p>/bundles/essentials/rosewood.png</text:p>
          </table:table-cell>
          <table:table-cell office:value-type="string" calcext:value-type="string">
            <text:p>/bundles/essentials/sandstone.png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/bundles/dash-power/side-left.png</text:p>
          </table:table-cell>
          <table:table-cell table:style-name="ce7" office:value-type="string" calcext:value-type="string">
            <text:p>/bundles/dash-power/side.png</text:p>
          </table:table-cell>
          <table:table-cell table:style-name="ce7" office:value-type="string" calcext:value-type="string">
            <text:p>/bundles/dash-power/side-european.png</text:p>
          </table:table-cell>
          <table:table-cell table:style-name="ce7" office:value-type="string" calcext:value-type="string">
            <text:p>/bundles/dash-power/dash-cable.p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/bundles/style-swap/karbon.png</text:p>
          </table:table-cell>
          <table:table-cell table:style-name="ce7" office:value-type="string" calcext:value-type="string">
            <text:p>/bundles/style-swap/rosewood.png</text:p>
          </table:table-cell>
          <table:table-cell table:style-name="ce7" office:value-type="string" calcext:value-type="string">
            <text:p>/bundles/style-swap/bamboo.png</text:p>
          </table:table-cell>
          <table:table-cell table:style-name="ce7" office:value-type="string" calcext:value-type="string">
            <text:p>/bundles/style-swap/black-apricot.png</text:p>
          </table:table-cell>
          <table:table-cell table:style-name="ce7" office:value-type="string" calcext:value-type="string">
            <text:p>/bundles/style-swap/sandstone.png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/bundles/power-up/black-translucent.png</text:p>
          </table:table-cell>
          <table:table-cell table:style-name="ce7" office:value-type="string" calcext:value-type="string">
            <text:p>/bundles/power-up/black-green.png</text:p>
          </table:table-cell>
          <table:table-cell table:style-name="ce7" office:value-type="string" calcext:value-type="string">
            <text:p>/bundles/power-up/black-blue.png</text:p>
          </table:table-cell>
          <table:table-cell table:style-name="ce7" office:value-type="string" calcext:value-type="string">
            <text:p>/bundles/power-up/black-black.p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bundles/2-go-big-go-home/bamboo.png</text:p>
          </table:table-cell>
          <table:table-cell table:style-name="ce7" office:value-type="string" calcext:value-type="string">
            <text:p>/bundles/2-go-big-go-home/black-apricot.png</text:p>
          </table:table-cell>
          <table:table-cell table:style-name="ce7" office:value-type="string" calcext:value-type="string">
            <text:p>/bundles/2-go-big-go-home/karbon.png</text:p>
          </table:table-cell>
          <table:table-cell table:style-name="ce7" office:value-type="string" calcext:value-type="string">
            <text:p>/bundles/2-go-big-go-home/rosewood.pn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/bundles/2-essentials/bamboo.png</text:p>
          </table:table-cell>
          <table:table-cell table:style-name="ce7" office:value-type="string" calcext:value-type="string">
            <text:p>/bundles/2-essentials/black-apricot.png</text:p>
          </table:table-cell>
          <table:table-cell table:style-name="ce7" office:value-type="string" calcext:value-type="string">
            <text:p>/bundles/2-essentials/karbon.png</text:p>
          </table:table-cell>
          <table:table-cell table:style-name="ce7" office:value-type="string" calcext:value-type="string">
            <text:p>/bundles/2-essentials/rosewood.png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/bundles/x-essentials/bamboo.png</text:p>
          </table:table-cell>
          <table:table-cell table:style-name="ce7" office:value-type="string" calcext:value-type="string">
            <text:p>/bundles/x-essentials/black-apricot.png</text:p>
          </table:table-cell>
          <table:table-cell table:style-name="ce7" office:value-type="string" calcext:value-type="string">
            <text:p>/bundles/x-essentials/karbon.png</text:p>
          </table:table-cell>
          <table:table-cell table:style-name="ce7" office:value-type="string" calcext:value-type="string">
            <text:p>/bundles/x-essentials/rosewood.png</text:p>
          </table:table-cell>
          <table:table-cell table:style-name="ce7" office:value-type="string" calcext:value-type="string">
            <text:p>/bundles/x-essentials/sandstone.png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/bundles/gear/backpack-dash.png</text:p>
          </table:table-cell>
          <table:table-cell office:value-type="string" calcext:value-type="string">
            <text:p>/bundles/gear/travel-blue-dash.png</text:p>
          </table:table-cell>
          <table:table-cell table:style-name="ce7" office:value-type="string" calcext:value-type="string">
            <text:p>/bundles/gear/travel-black-dash.png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2:02:34.028507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3-15T12:04:53.216845834</dc:date>
    <meta:editing-duration>PT4H7M1S</meta:editing-duration>
    <meta:editing-cycles>42</meta:editing-cycles>
    <meta:generator>LibreOffice/5.1.6.2$Linux_X86_64 LibreOffice_project/10m0$Build-2</meta:generator>
    <meta:document-statistic meta:table-count="5" meta:cell-count="1136" meta:object-count="0"/>
  </office:meta>
</office:document-meta>
</file>